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74cm" fo:min-width="0cm" fo:padding-top="0.134cm" fo:padding-bottom="0.134cm" fo:padding-left="0.259cm" fo:padding-right="0.259cm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0.739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5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marker-start="Small_20_Arrow" draw:marker-end="Small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1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2.999cm" svg:height="2.999cm" svg:x="1.3cm" svg:y="2.5cm" svg:viewBox="0 0 3000 3000" draw:points="2700,3000 3000,3000 1300,0 0,0 19,277 1142,287">
          <text:p/>
        </draw:polygon>
        <draw:polyline draw:style-name="gr2" draw:text-style-name="P2" draw:layer="layout" svg:width="4.088cm" svg:height="1.13cm" draw:transform="rotate (2.08636658783402) translate (3.31606727772361cm 6.05758950348774cm)" svg:viewBox="0 0 4089 1131" draw:points="0,1131 3448,1131 4089,0">
          <text:p/>
        </draw:polyline>
        <draw:line draw:style-name="gr2" draw:text-style-name="P2" draw:layer="layout" svg:x1="4.3cm" svg:y1="5.5cm" svg:x2="1.3cm" svg:y2="5.5cm">
          <text:p/>
        </draw:line>
        <draw:custom-shape draw:style-name="gr3" draw:text-style-name="P3" draw:layer="layout" svg:width="0.6cm" svg:height="0.6cm" svg:x="1.7cm" svg:y="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cm" svg:height="1.007cm" svg:x="1.95cm" svg:y="1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draw:transform="rotate (2.0943951023932) translate (3.48cm 4.03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46cm" svg:y1="3.48cm" svg:x2="2.259cm" svg:y2="1.316cm">
          <text:p/>
        </draw:line>
        <draw:path draw:style-name="gr6" draw:text-style-name="P2" draw:layer="layout" svg:width="1.369cm" svg:height="0.519cm" draw:transform="rotate (1.39137647968988) translate (2.81199999991289cm 5.4809999999842cm)" svg:viewBox="0 0 1370 520" svg:d="M0 0c807 0 1370 520 1370 520">
          <text:p/>
        </draw:path>
        <draw:frame draw:style-name="gr7" draw:text-style-name="P5" draw:layer="layout" svg:width="0.908cm" svg:height="0.569cm" svg:x="2.789cm" svg:y="4.672cm">
          <draw:text-box>
            <text:p><text:span text:style-name="T1">60</text:span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4:08:04.312018105</meta:creation-date>
    <dc:date>2017-06-23T14:17:57.084905343</dc:date>
    <meta:editing-duration>PT9M51S</meta:editing-duration>
    <meta:editing-cycles>6</meta:editing-cycles>
    <meta:generator>LibreOffice/5.1.6.2$Linux_X86_64 LibreOffice_project/10m0$Build-2</meta:generator>
    <meta:document-statistic meta:object-count="9"/>
  </office:meta>
</office:document-meta>
</file>